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1B">
            <text:p>SRR-481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680.0">
            <text:p>11680.0</text:p>
          </table:table-cell>
          <table:table-cell office:value-type="float" office:value="170.0">
            <text:p>1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3A">
            <text:p>SRR-483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470.0">
            <text:p>1147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1">
            <text:p>-6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3B">
            <text:p>SRR-483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530.0">
            <text:p>1153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1">
            <text:p>-6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4A">
            <text:p>SRR-484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230.0">
            <text:p>10230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1">
            <text:p>-4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4B">
            <text:p>SRR-484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840.0">
            <text:p>1084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1">
            <text:p>-4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5A">
            <text:p>SRR-485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170.0">
            <text:p>1117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71">
            <text:p>-5.7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5B">
            <text:p>SRR-485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120.0">
            <text:p>1112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71">
            <text:p>-5.7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6A">
            <text:p>SRR-486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560.0">
            <text:p>105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96">
            <text:p>-2.9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9A">
            <text:p>SRR-489A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510.0">
            <text:p>1251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9B">
            <text:p>SRR-489B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590.0">
            <text:p>1259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1A">
            <text:p>SRR-481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150.0">
            <text:p>1215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615">
            <text:p>SRR-615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750.0">
            <text:p>1075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1">
            <text:p>-4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2A">
            <text:p>SRR-832A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750.0">
            <text:p>117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89">
            <text:p>4.8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1A">
            <text:p>SRR-831A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0830.0">
            <text:p>1083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1B">
            <text:p>SRR-831B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140.0">
            <text:p>11140.0</text:p>
          </table:table-cell>
          <table:table-cell office:value-type="float" office:value="220.0">
            <text:p>2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2B">
            <text:p>SRR-832B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930.0">
            <text:p>1193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89">
            <text:p>4.8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6B">
            <text:p>SRR-486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620.0">
            <text:p>106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96">
            <text:p>-2.9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63">
            <text:p>SRR-63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360.0">
            <text:p>1236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8">
            <text:p>0.2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2B">
            <text:p>SRR-482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380.0">
            <text:p>1238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11">
            <text:p>-2.1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2A">
            <text:p>SRR-482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650.0">
            <text:p>126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11">
            <text:p>-2.1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5">
            <text:p>U-4065</text:p>
          </table:table-cell>
          <table:table-cell office:value-type="float" office:value="56.15">
            <text:p>56.15</text:p>
          </table:table-cell>
          <table:table-cell office:value-type="float" office:value="-5.19">
            <text:p>-5.19</text:p>
          </table:table-cell>
          <table:table-cell office:value-type="float" office:value="7290.0">
            <text:p>7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35">
            <text:p>9.3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6">
            <text:p>U-4066</text:p>
          </table:table-cell>
          <table:table-cell office:value-type="float" office:value="56.04">
            <text:p>56.04</text:p>
          </table:table-cell>
          <table:table-cell office:value-type="float" office:value="-5.45">
            <text:p>-5.45</text:p>
          </table:table-cell>
          <table:table-cell office:value-type="float" office:value="2985.0">
            <text:p>2985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2">
            <text:p>2.3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8">
            <text:p>U-4068</text:p>
          </table:table-cell>
          <table:table-cell office:value-type="float" office:value="55.96">
            <text:p>55.96</text:p>
          </table:table-cell>
          <table:table-cell office:value-type="float" office:value="-5.33">
            <text:p>-5.33</text:p>
          </table:table-cell>
          <table:table-cell office:value-type="float" office:value="7630.0">
            <text:p>76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47">
            <text:p>7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OxA-1698">
            <text:p>OxA-1698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3020.0">
            <text:p>1302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2">
            <text:p>-1.1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OxA-1697">
            <text:p>OxA-1697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830.0">
            <text:p>1283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1">
            <text:p>U-4061</text:p>
          </table:table-cell>
          <table:table-cell office:value-type="float" office:value="56.15">
            <text:p>56.15</text:p>
          </table:table-cell>
          <table:table-cell office:value-type="float" office:value="-5.19">
            <text:p>-5.19</text:p>
          </table:table-cell>
          <table:table-cell office:value-type="float" office:value="8035.0">
            <text:p>803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98">
            <text:p>8.9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2562">
            <text:p>U-2562</text:p>
          </table:table-cell>
          <table:table-cell office:value-type="float" office:value="55.99">
            <text:p>55.99</text:p>
          </table:table-cell>
          <table:table-cell office:value-type="float" office:value="-4.97">
            <text:p>-4.97</text:p>
          </table:table-cell>
          <table:table-cell office:value-type="float" office:value="3800.0">
            <text:p>380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13">
            <text:p>5.1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